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583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2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2">
            <text:p>0.12</text:p>
          </table:table-cell>
          <table:table-cell office:value-type="float" office:value="0.26">
            <text:p>0.26</text:p>
          </table:table-cell>
          <table:table-cell office:value-type="float" office:value="2.28013029316">
            <text:p>2.28</text:p>
          </table:table-cell>
          <table:table-cell office:value-type="float" office:value="3.89016018307">
            <text:p>3.89</text:p>
          </table:table-cell>
          <table:table-cell office:value-type="float" office:value="1">
            <text:p>1.00</text:p>
          </table:table-cell>
          <table:table-cell office:value-type="float" office:value="0.722222222222">
            <text:p>0.7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4.98">
            <text:p>34.98</text:p>
          </table:table-cell>
          <table:table-cell office:value-type="float" office:value="1521.62162162">
            <text:p>1521.62</text:p>
          </table:table-cell>
          <table:table-cell office:value-type="float" office:value="677.537796976">
            <text:p>677.54</text:p>
          </table:table-cell>
          <table:table-cell office:value-type="float" office:value="106.416666667">
            <text:p>106.42</text:p>
          </table:table-cell>
          <table:table-cell office:value-type="float" office:value="97.1666666667">
            <text:p>97.17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41897959184">
            <text:p>4.42</text:p>
          </table:table-cell>
          <table:table-cell office:value-type="float" office:value="15.0671428571">
            <text:p>15.07</text:p>
          </table:table-cell>
          <table:table-cell office:value-type="float" office:value="87.3668082531">
            <text:p>87.37</text:p>
          </table:table-cell>
          <table:table-cell office:value-type="float" office:value="116.170194627">
            <text:p>116.17</text:p>
          </table:table-cell>
          <table:table-cell office:value-type="float" office:value="36.824829932">
            <text:p>36.82</text:p>
          </table:table-cell>
          <table:table-cell office:value-type="float" office:value="41.8531746032">
            <text:p>41.8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2">
            <text:p>0.12</text:p>
          </table:table-cell>
          <table:table-cell office:value-type="float" office:value="18.47">
            <text:p>18.47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1">
            <text:p>1.00</text:p>
          </table:table-cell>
          <table:table-cell office:value-type="float" office:value="51.3055555556">
            <text:p>51.3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56669643347">
            <text:p>3.57</text:p>
          </table:table-cell>
          <table:table-cell office:value-type="float" office:value="9.31950664368">
            <text:p>9.32</text:p>
          </table:table-cell>
          <table:table-cell office:value-type="float" office:value="210.442828356">
            <text:p>210.44</text:p>
          </table:table-cell>
          <table:table-cell office:value-type="float" office:value="127.626782997">
            <text:p>127.63</text:p>
          </table:table-cell>
          <table:table-cell office:value-type="float" office:value="29.722470279">
            <text:p>29.72</text:p>
          </table:table-cell>
          <table:table-cell office:value-type="float" office:value="25.8875184547">
            <text:p>25.8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1.29">
            <text:p>1.29</text:p>
          </table:table-cell>
          <table:table-cell office:value-type="float" office:value="0.671140939597">
            <text:p>0.67</text:p>
          </table:table-cell>
          <table:table-cell office:value-type="float" office:value="7.71992818671">
            <text:p>7.72</text:p>
          </table:table-cell>
          <table:table-cell office:value-type="float" office:value="0.666666666667">
            <text:p>0.67</text:p>
          </table:table-cell>
          <table:table-cell office:value-type="float" office:value="3.58333333333">
            <text:p>3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4.37">
            <text:p>34.37</text:p>
          </table:table-cell>
          <table:table-cell office:value-type="float" office:value="325.531914894">
            <text:p>325.53</text:p>
          </table:table-cell>
          <table:table-cell office:value-type="float" office:value="677.537796976">
            <text:p>677.54</text:p>
          </table:table-cell>
          <table:table-cell office:value-type="float" office:value="106.416666667">
            <text:p>106.42</text:p>
          </table:table-cell>
          <table:table-cell office:value-type="float" office:value="95.4722222222">
            <text:p>95.47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63367346939">
            <text:p>4.63</text:p>
          </table:table-cell>
          <table:table-cell office:value-type="float" office:value="14.9528571429">
            <text:p>14.95</text:p>
          </table:table-cell>
          <table:table-cell office:value-type="float" office:value="74.8408943159">
            <text:p>74.84</text:p>
          </table:table-cell>
          <table:table-cell office:value-type="float" office:value="123.578796783">
            <text:p>123.58</text:p>
          </table:table-cell>
          <table:table-cell office:value-type="float" office:value="38.6139455782">
            <text:p>38.61</text:p>
          </table:table-cell>
          <table:table-cell office:value-type="float" office:value="41.5357142857">
            <text:p>41.5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84">
            <text:p>5.84</text:p>
          </table:table-cell>
          <table:table-cell office:value-type="float" office:value="1.29">
            <text:p>1.29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48.6666666667">
            <text:p>48.67</text:p>
          </table:table-cell>
          <table:table-cell office:value-type="float" office:value="3.58333333333">
            <text:p>3.5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9515973994">
            <text:p>3.50</text:p>
          </table:table-cell>
          <table:table-cell office:value-type="float" office:value="8.84865837865">
            <text:p>8.85</text:p>
          </table:table-cell>
          <table:table-cell office:value-type="float" office:value="67.1029143341">
            <text:p>67.10</text:p>
          </table:table-cell>
          <table:table-cell office:value-type="float" office:value="129.421324034">
            <text:p>129.42</text:p>
          </table:table-cell>
          <table:table-cell office:value-type="float" office:value="29.1263311661">
            <text:p>29.13</text:p>
          </table:table-cell>
          <table:table-cell office:value-type="float" office:value="24.5796066074">
            <text:p>24.5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26">
            <text:p>0.26</text:p>
          </table:table-cell>
          <table:table-cell office:value-type="float" office:value="0.671140939597">
            <text:p>0.67</text:p>
          </table:table-cell>
          <table:table-cell office:value-type="float" office:value="3.89016018307">
            <text:p>3.89</text:p>
          </table:table-cell>
          <table:table-cell office:value-type="float" office:value="0.666666666667">
            <text:p>0.67</text:p>
          </table:table-cell>
          <table:table-cell office:value-type="float" office:value="0.722222222222">
            <text:p>0.7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4.98">
            <text:p>34.98</text:p>
          </table:table-cell>
          <table:table-cell office:value-type="float" office:value="1521.62162162">
            <text:p>1521.62</text:p>
          </table:table-cell>
          <table:table-cell office:value-type="float" office:value="677.537796976">
            <text:p>677.54</text:p>
          </table:table-cell>
          <table:table-cell office:value-type="float" office:value="106.416666667">
            <text:p>106.42</text:p>
          </table:table-cell>
          <table:table-cell office:value-type="float" office:value="97.1666666667">
            <text:p>97.17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29448979592">
            <text:p>4.29</text:p>
          </table:table-cell>
          <table:table-cell office:value-type="float" office:value="13.5704081633">
            <text:p>13.57</text:p>
          </table:table-cell>
          <table:table-cell office:value-type="float" office:value="88.3759931658">
            <text:p>88.38</text:p>
          </table:table-cell>
          <table:table-cell office:value-type="float" office:value="110.779170035">
            <text:p>110.78</text:p>
          </table:table-cell>
          <table:table-cell office:value-type="float" office:value="35.787414966">
            <text:p>35.79</text:p>
          </table:table-cell>
          <table:table-cell office:value-type="float" office:value="37.6955782313">
            <text:p>37.7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0.26">
            <text:p>0.26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666666666667">
            <text:p>0.67</text:p>
          </table:table-cell>
          <table:table-cell office:value-type="float" office:value="0.722222222222">
            <text:p>0.72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64399705483">
            <text:p>3.64</text:p>
          </table:table-cell>
          <table:table-cell office:value-type="float" office:value="9.11556752276">
            <text:p>9.12</text:p>
          </table:table-cell>
          <table:table-cell office:value-type="float" office:value="214.35290019">
            <text:p>214.35</text:p>
          </table:table-cell>
          <table:table-cell office:value-type="float" office:value="130.122125588">
            <text:p>130.12</text:p>
          </table:table-cell>
          <table:table-cell office:value-type="float" office:value="30.3666421236">
            <text:p>30.37</text:p>
          </table:table-cell>
          <table:table-cell office:value-type="float" office:value="25.3210208966">
            <text:p>25.32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26">
            <text:p>0.26</text:p>
          </table:table-cell>
          <table:table-cell office:value-type="float" office:value="0.671140939597">
            <text:p>0.67</text:p>
          </table:table-cell>
          <table:table-cell office:value-type="float" office:value="1.4598540146">
            <text:p>1.46</text:p>
          </table:table-cell>
          <table:table-cell office:value-type="float" office:value="0.666666666667">
            <text:p>0.67</text:p>
          </table:table-cell>
          <table:table-cell office:value-type="float" office:value="0.722222222222">
            <text:p>0.7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4.37">
            <text:p>34.37</text:p>
          </table:table-cell>
          <table:table-cell office:value-type="float" office:value="244.827586207">
            <text:p>244.83</text:p>
          </table:table-cell>
          <table:table-cell office:value-type="float" office:value="677.537796976">
            <text:p>677.54</text:p>
          </table:table-cell>
          <table:table-cell office:value-type="float" office:value="106.416666667">
            <text:p>106.42</text:p>
          </table:table-cell>
          <table:table-cell office:value-type="float" office:value="95.4722222222">
            <text:p>95.47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04265306122">
            <text:p>4.04</text:p>
          </table:table-cell>
          <table:table-cell office:value-type="float" office:value="12.97">
            <text:p>12.97</text:p>
          </table:table-cell>
          <table:table-cell office:value-type="float" office:value="58.5628906224">
            <text:p>58.56</text:p>
          </table:table-cell>
          <table:table-cell office:value-type="float" office:value="109.047298818">
            <text:p>109.05</text:p>
          </table:table-cell>
          <table:table-cell office:value-type="float" office:value="33.6887755102">
            <text:p>33.69</text:p>
          </table:table-cell>
          <table:table-cell office:value-type="float" office:value="36.0277777778">
            <text:p>36.0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0.26">
            <text:p>0.26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666666666667">
            <text:p>0.67</text:p>
          </table:table-cell>
          <table:table-cell office:value-type="float" office:value="0.722222222222">
            <text:p>0.72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5376858678">
            <text:p>3.45</text:p>
          </table:table-cell>
          <table:table-cell office:value-type="float" office:value="8.85505021362">
            <text:p>8.86</text:p>
          </table:table-cell>
          <table:table-cell office:value-type="float" office:value="48.0705547345">
            <text:p>48.07</text:p>
          </table:table-cell>
          <table:table-cell office:value-type="float" office:value="131.257025887">
            <text:p>131.26</text:p>
          </table:table-cell>
          <table:table-cell office:value-type="float" office:value="28.7814048899">
            <text:p>28.78</text:p>
          </table:table-cell>
          <table:table-cell office:value-type="float" office:value="24.5973617045">
            <text:p>24.60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26">
            <text:p>0.26</text:p>
          </table:table-cell>
          <table:table-cell office:value-type="float" office:value="0.671140939597">
            <text:p>0.67</text:p>
          </table:table-cell>
          <table:table-cell office:value-type="float" office:value="3.30578512397">
            <text:p>3.31</text:p>
          </table:table-cell>
          <table:table-cell office:value-type="float" office:value="0.666666666667">
            <text:p>0.67</text:p>
          </table:table-cell>
          <table:table-cell office:value-type="float" office:value="0.722222222222">
            <text:p>0.7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4.37">
            <text:p>34.37</text:p>
          </table:table-cell>
          <table:table-cell office:value-type="float" office:value="1521.62162162">
            <text:p>1521.62</text:p>
          </table:table-cell>
          <table:table-cell office:value-type="float" office:value="677.537796976">
            <text:p>677.54</text:p>
          </table:table-cell>
          <table:table-cell office:value-type="float" office:value="106.416666667">
            <text:p>106.42</text:p>
          </table:table-cell>
          <table:table-cell office:value-type="float" office:value="95.4722222222">
            <text:p>95.47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29408163265">
            <text:p>5.29</text:p>
          </table:table-cell>
          <table:table-cell office:value-type="float" office:value="14.4091836735">
            <text:p>14.41</text:p>
          </table:table-cell>
          <table:table-cell office:value-type="float" office:value="108.574090044">
            <text:p>108.57</text:p>
          </table:table-cell>
          <table:table-cell office:value-type="float" office:value="122.252843134">
            <text:p>122.25</text:p>
          </table:table-cell>
          <table:table-cell office:value-type="float" office:value="44.1173469388">
            <text:p>44.12</text:p>
          </table:table-cell>
          <table:table-cell office:value-type="float" office:value="40.0255102041">
            <text:p>40.0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0.26">
            <text:p>0.26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666666666667">
            <text:p>0.67</text:p>
          </table:table-cell>
          <table:table-cell office:value-type="float" office:value="0.722222222222">
            <text:p>0.72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636798277">
            <text:p>3.64</text:p>
          </table:table-cell>
          <table:table-cell office:value-type="float" office:value="9.20938271253">
            <text:p>9.21</text:p>
          </table:table-cell>
          <table:table-cell office:value-type="float" office:value="220.962375513">
            <text:p>220.96</text:p>
          </table:table-cell>
          <table:table-cell office:value-type="float" office:value="148.759618324">
            <text:p>148.76</text:p>
          </table:table-cell>
          <table:table-cell office:value-type="float" office:value="30.3066523084">
            <text:p>30.31</text:p>
          </table:table-cell>
          <table:table-cell office:value-type="float" office:value="25.5816186459">
            <text:p>25.5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26">
            <text:p>0.26</text:p>
          </table:table-cell>
          <table:table-cell office:value-type="float" office:value="1.80032733224">
            <text:p>1.80</text:p>
          </table:table-cell>
          <table:table-cell office:value-type="float" office:value="3.89016018307">
            <text:p>3.89</text:p>
          </table:table-cell>
          <table:table-cell office:value-type="float" office:value="0.916666666667">
            <text:p>0.92</text:p>
          </table:table-cell>
          <table:table-cell office:value-type="float" office:value="0.722222222222">
            <text:p>0.7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4.98">
            <text:p>34.98</text:p>
          </table:table-cell>
          <table:table-cell office:value-type="float" office:value="1521.62162162">
            <text:p>1521.62</text:p>
          </table:table-cell>
          <table:table-cell office:value-type="float" office:value="677.537796976">
            <text:p>677.54</text:p>
          </table:table-cell>
          <table:table-cell office:value-type="float" office:value="106.416666667">
            <text:p>106.42</text:p>
          </table:table-cell>
          <table:table-cell office:value-type="float" office:value="97.1666666667">
            <text:p>97.17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0806122449">
            <text:p>5.08</text:p>
          </table:table-cell>
          <table:table-cell office:value-type="float" office:value="14.0989795918">
            <text:p>14.10</text:p>
          </table:table-cell>
          <table:table-cell office:value-type="float" office:value="97.7458061119">
            <text:p>97.75</text:p>
          </table:table-cell>
          <table:table-cell office:value-type="float" office:value="112.595141322">
            <text:p>112.60</text:p>
          </table:table-cell>
          <table:table-cell office:value-type="float" office:value="42.3384353741">
            <text:p>42.34</text:p>
          </table:table-cell>
          <table:table-cell office:value-type="float" office:value="39.1638321995">
            <text:p>39.1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1">
            <text:p>0.11</text:p>
          </table:table-cell>
          <table:table-cell office:value-type="float" office:value="2.79">
            <text:p>2.79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916666666667">
            <text:p>0.92</text:p>
          </table:table-cell>
          <table:table-cell office:value-type="float" office:value="7.75">
            <text:p>7.75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77307345524">
            <text:p>3.77</text:p>
          </table:table-cell>
          <table:table-cell office:value-type="float" office:value="9.30857389391">
            <text:p>9.31</text:p>
          </table:table-cell>
          <table:table-cell office:value-type="float" office:value="213.159667462">
            <text:p>213.16</text:p>
          </table:table-cell>
          <table:table-cell office:value-type="float" office:value="129.825291999">
            <text:p>129.83</text:p>
          </table:table-cell>
          <table:table-cell office:value-type="float" office:value="31.4422787937">
            <text:p>31.44</text:p>
          </table:table-cell>
          <table:table-cell office:value-type="float" office:value="25.8571497053">
            <text:p>25.8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26">
            <text:p>0.26</text:p>
          </table:table-cell>
          <table:table-cell office:value-type="float" office:value="1.80032733224">
            <text:p>1.80</text:p>
          </table:table-cell>
          <table:table-cell office:value-type="float" office:value="3.89016018307">
            <text:p>3.89</text:p>
          </table:table-cell>
          <table:table-cell office:value-type="float" office:value="0.916666666667">
            <text:p>0.92</text:p>
          </table:table-cell>
          <table:table-cell office:value-type="float" office:value="0.722222222222">
            <text:p>0.7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4.37">
            <text:p>34.37</text:p>
          </table:table-cell>
          <table:table-cell office:value-type="float" office:value="1521.62162162">
            <text:p>1521.62</text:p>
          </table:table-cell>
          <table:table-cell office:value-type="float" office:value="677.537796976">
            <text:p>677.54</text:p>
          </table:table-cell>
          <table:table-cell office:value-type="float" office:value="106.416666667">
            <text:p>106.42</text:p>
          </table:table-cell>
          <table:table-cell office:value-type="float" office:value="95.4722222222">
            <text:p>95.47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62142857143">
            <text:p>4.62</text:p>
          </table:table-cell>
          <table:table-cell office:value-type="float" office:value="13.1157142857">
            <text:p>13.12</text:p>
          </table:table-cell>
          <table:table-cell office:value-type="float" office:value="92.6461454082">
            <text:p>92.65</text:p>
          </table:table-cell>
          <table:table-cell office:value-type="float" office:value="109.019537856">
            <text:p>109.02</text:p>
          </table:table-cell>
          <table:table-cell office:value-type="float" office:value="38.5119047619">
            <text:p>38.51</text:p>
          </table:table-cell>
          <table:table-cell office:value-type="float" office:value="36.4325396825">
            <text:p>36.4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1">
            <text:p>0.11</text:p>
          </table:table-cell>
          <table:table-cell office:value-type="float" office:value="0.26">
            <text:p>0.26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916666666667">
            <text:p>0.92</text:p>
          </table:table-cell>
          <table:table-cell office:value-type="float" office:value="0.722222222222">
            <text:p>0.72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78251616935">
            <text:p>3.78</text:p>
          </table:table-cell>
          <table:table-cell office:value-type="float" office:value="8.65715676567">
            <text:p>8.66</text:p>
          </table:table-cell>
          <table:table-cell office:value-type="float" office:value="213.950119267">
            <text:p>213.95</text:p>
          </table:table-cell>
          <table:table-cell office:value-type="float" office:value="130.469130062">
            <text:p>130.47</text:p>
          </table:table-cell>
          <table:table-cell office:value-type="float" office:value="31.520968078">
            <text:p>31.52</text:p>
          </table:table-cell>
          <table:table-cell office:value-type="float" office:value="24.0476576824">
            <text:p>24.0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26">
            <text:p>0.26</text:p>
          </table:table-cell>
          <table:table-cell office:value-type="float" office:value="0.671140939597">
            <text:p>0.67</text:p>
          </table:table-cell>
          <table:table-cell office:value-type="float" office:value="1.4598540146">
            <text:p>1.46</text:p>
          </table:table-cell>
          <table:table-cell office:value-type="float" office:value="0.666666666667">
            <text:p>0.67</text:p>
          </table:table-cell>
          <table:table-cell office:value-type="float" office:value="0.722222222222">
            <text:p>0.7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4.37">
            <text:p>34.37</text:p>
          </table:table-cell>
          <table:table-cell office:value-type="float" office:value="244.827586207">
            <text:p>244.83</text:p>
          </table:table-cell>
          <table:table-cell office:value-type="float" office:value="677.537796976">
            <text:p>677.54</text:p>
          </table:table-cell>
          <table:table-cell office:value-type="float" office:value="106.416666667">
            <text:p>106.42</text:p>
          </table:table-cell>
          <table:table-cell office:value-type="float" office:value="95.4722222222">
            <text:p>95.47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04265306122">
            <text:p>4.04</text:p>
          </table:table-cell>
          <table:table-cell office:value-type="float" office:value="12.97">
            <text:p>12.97</text:p>
          </table:table-cell>
          <table:table-cell office:value-type="float" office:value="58.5628906224">
            <text:p>58.56</text:p>
          </table:table-cell>
          <table:table-cell office:value-type="float" office:value="109.047298818">
            <text:p>109.05</text:p>
          </table:table-cell>
          <table:table-cell office:value-type="float" office:value="33.6887755102">
            <text:p>33.69</text:p>
          </table:table-cell>
          <table:table-cell office:value-type="float" office:value="36.0277777778">
            <text:p>36.0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0.26">
            <text:p>0.26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666666666667">
            <text:p>0.67</text:p>
          </table:table-cell>
          <table:table-cell office:value-type="float" office:value="0.722222222222">
            <text:p>0.72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5376858678">
            <text:p>3.45</text:p>
          </table:table-cell>
          <table:table-cell office:value-type="float" office:value="8.85505021362">
            <text:p>8.86</text:p>
          </table:table-cell>
          <table:table-cell office:value-type="float" office:value="48.0705547345">
            <text:p>48.07</text:p>
          </table:table-cell>
          <table:table-cell office:value-type="float" office:value="131.257025887">
            <text:p>131.26</text:p>
          </table:table-cell>
          <table:table-cell office:value-type="float" office:value="28.7814048899">
            <text:p>28.78</text:p>
          </table:table-cell>
          <table:table-cell office:value-type="float" office:value="24.5973617045">
            <text:p>24.6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26">
            <text:p>0.26</text:p>
          </table:table-cell>
          <table:table-cell office:value-type="float" office:value="0.671140939597">
            <text:p>0.67</text:p>
          </table:table-cell>
          <table:table-cell office:value-type="float" office:value="3.89016018307">
            <text:p>3.89</text:p>
          </table:table-cell>
          <table:table-cell office:value-type="float" office:value="0.666666666667">
            <text:p>0.67</text:p>
          </table:table-cell>
          <table:table-cell office:value-type="float" office:value="0.722222222222">
            <text:p>0.7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4.37">
            <text:p>34.37</text:p>
          </table:table-cell>
          <table:table-cell office:value-type="float" office:value="170.27027027">
            <text:p>170.27</text:p>
          </table:table-cell>
          <table:table-cell office:value-type="float" office:value="677.537796976">
            <text:p>677.54</text:p>
          </table:table-cell>
          <table:table-cell office:value-type="float" office:value="106.416666667">
            <text:p>106.42</text:p>
          </table:table-cell>
          <table:table-cell office:value-type="float" office:value="95.4722222222">
            <text:p>95.47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41530612245">
            <text:p>4.42</text:p>
          </table:table-cell>
          <table:table-cell office:value-type="float" office:value="13.3487755102">
            <text:p>13.35</text:p>
          </table:table-cell>
          <table:table-cell office:value-type="float" office:value="59.9785211823">
            <text:p>59.98</text:p>
          </table:table-cell>
          <table:table-cell office:value-type="float" office:value="107.511175898">
            <text:p>107.51</text:p>
          </table:table-cell>
          <table:table-cell office:value-type="float" office:value="36.7942176871">
            <text:p>36.79</text:p>
          </table:table-cell>
          <table:table-cell office:value-type="float" office:value="37.0799319728">
            <text:p>37.0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4.91">
            <text:p>4.91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666666666667">
            <text:p>0.67</text:p>
          </table:table-cell>
          <table:table-cell office:value-type="float" office:value="13.6388888889">
            <text:p>13.64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6555947248">
            <text:p>3.47</text:p>
          </table:table-cell>
          <table:table-cell office:value-type="float" office:value="8.7331263852">
            <text:p>8.73</text:p>
          </table:table-cell>
          <table:table-cell office:value-type="float" office:value="38.9789004178">
            <text:p>38.98</text:p>
          </table:table-cell>
          <table:table-cell office:value-type="float" office:value="125.412425452">
            <text:p>125.41</text:p>
          </table:table-cell>
          <table:table-cell office:value-type="float" office:value="28.8796622707">
            <text:p>28.88</text:p>
          </table:table-cell>
          <table:table-cell office:value-type="float" office:value="24.2586844033">
            <text:p>24.2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6">
            <text:p>0.16</text:p>
          </table:table-cell>
          <table:table-cell office:value-type="float" office:value="0.26">
            <text:p>0.26</text:p>
          </table:table-cell>
          <table:table-cell office:value-type="float" office:value="1.62601626016">
            <text:p>1.63</text:p>
          </table:table-cell>
          <table:table-cell office:value-type="float" office:value="3.89016018307">
            <text:p>3.89</text:p>
          </table:table-cell>
          <table:table-cell office:value-type="float" office:value="1.33333333333">
            <text:p>1.33</text:p>
          </table:table-cell>
          <table:table-cell office:value-type="float" office:value="0.722222222222">
            <text:p>0.7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4.37">
            <text:p>34.37</text:p>
          </table:table-cell>
          <table:table-cell office:value-type="float" office:value="325.531914894">
            <text:p>325.53</text:p>
          </table:table-cell>
          <table:table-cell office:value-type="float" office:value="677.537796976">
            <text:p>677.54</text:p>
          </table:table-cell>
          <table:table-cell office:value-type="float" office:value="106.416666667">
            <text:p>106.42</text:p>
          </table:table-cell>
          <table:table-cell office:value-type="float" office:value="95.4722222222">
            <text:p>95.47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76387755102">
            <text:p>4.76</text:p>
          </table:table-cell>
          <table:table-cell office:value-type="float" office:value="14.0671428571">
            <text:p>14.07</text:p>
          </table:table-cell>
          <table:table-cell office:value-type="float" office:value="70.8996010815">
            <text:p>70.90</text:p>
          </table:table-cell>
          <table:table-cell office:value-type="float" office:value="112.518212539">
            <text:p>112.52</text:p>
          </table:table-cell>
          <table:table-cell office:value-type="float" office:value="39.6989795918">
            <text:p>39.70</text:p>
          </table:table-cell>
          <table:table-cell office:value-type="float" office:value="39.0753968254">
            <text:p>39.0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6">
            <text:p>0.16</text:p>
          </table:table-cell>
          <table:table-cell office:value-type="float" office:value="0.26">
            <text:p>0.26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1.33333333333">
            <text:p>1.33</text:p>
          </table:table-cell>
          <table:table-cell office:value-type="float" office:value="0.722222222222">
            <text:p>0.72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7267632856">
            <text:p>3.47</text:p>
          </table:table-cell>
          <table:table-cell office:value-type="float" office:value="9.02554990128">
            <text:p>9.03</text:p>
          </table:table-cell>
          <table:table-cell office:value-type="float" office:value="56.4677725211">
            <text:p>56.47</text:p>
          </table:table-cell>
          <table:table-cell office:value-type="float" office:value="128.72649348">
            <text:p>128.73</text:p>
          </table:table-cell>
          <table:table-cell office:value-type="float" office:value="28.9389694047">
            <text:p>28.94</text:p>
          </table:table-cell>
          <table:table-cell office:value-type="float" office:value="25.070971948">
            <text:p>25.07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2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">
            <text:p>0.00</text:p>
          </table:table-cell>
          <table:table-cell office:value-type="float" office:value="0.21">
            <text:p>0.21</text:p>
          </table:table-cell>
          <table:table-cell office:value-type="float" office:value="0">
            <text:p>0.00</text:p>
          </table:table-cell>
          <table:table-cell office:value-type="float" office:value="0.882723833544">
            <text:p>0.88</text:p>
          </table:table-cell>
          <table:table-cell office:value-type="float" office:value="0">
            <text:p>0.00</text:p>
          </table:table-cell>
          <table:table-cell office:value-type="float" office:value="0.583333333333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01">
            <text:p>12.01</text:p>
          </table:table-cell>
          <table:table-cell office:value-type="float" office:value="28.37">
            <text:p>28.37</text:p>
          </table:table-cell>
          <table:table-cell office:value-type="float" office:value="1251.35135135">
            <text:p>1251.35</text:p>
          </table:table-cell>
          <table:table-cell office:value-type="float" office:value="145.00907441">
            <text:p>145.01</text:p>
          </table:table-cell>
          <table:table-cell office:value-type="float" office:value="100.083333333">
            <text:p>100.08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3.70836734694">
            <text:p>3.71</text:p>
          </table:table-cell>
          <table:table-cell office:value-type="float" office:value="8.12183673469">
            <text:p>8.12</text:p>
          </table:table-cell>
          <table:table-cell office:value-type="float" office:value="84.3872339732">
            <text:p>84.39</text:p>
          </table:table-cell>
          <table:table-cell office:value-type="float" office:value="55.5475600611">
            <text:p>55.55</text:p>
          </table:table-cell>
          <table:table-cell office:value-type="float" office:value="30.9030612245">
            <text:p>30.90</text:p>
          </table:table-cell>
          <table:table-cell office:value-type="float" office:value="22.5606575964">
            <text:p>22.5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">
            <text:p>0.00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">
            <text:p>0.00</text:p>
          </table:table-cell>
          <table:table-cell office:value-type="float" office:value="0.583333333333">
            <text:p>0.5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5147865971">
            <text:p>3.15</text:p>
          </table:table-cell>
          <table:table-cell office:value-type="float" office:value="6.8017412757">
            <text:p>6.80</text:p>
          </table:table-cell>
          <table:table-cell office:value-type="float" office:value="179.065106125">
            <text:p>179.07</text:p>
          </table:table-cell>
          <table:table-cell office:value-type="float" office:value="38.0057250869">
            <text:p>38.01</text:p>
          </table:table-cell>
          <table:table-cell office:value-type="float" office:value="26.2623221642">
            <text:p>26.26</text:p>
          </table:table-cell>
          <table:table-cell office:value-type="float" office:value="18.8937257658">
            <text:p>18.8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">
            <text:p>0.00</text:p>
          </table:table-cell>
          <table:table-cell office:value-type="float" office:value="0.21">
            <text:p>0.21</text:p>
          </table:table-cell>
          <table:table-cell office:value-type="float" office:value="0">
            <text:p>0.00</text:p>
          </table:table-cell>
          <table:table-cell office:value-type="float" office:value="0.882723833544">
            <text:p>0.88</text:p>
          </table:table-cell>
          <table:table-cell office:value-type="float" office:value="0">
            <text:p>0.00</text:p>
          </table:table-cell>
          <table:table-cell office:value-type="float" office:value="0.583333333333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01">
            <text:p>12.01</text:p>
          </table:table-cell>
          <table:table-cell office:value-type="float" office:value="28.37">
            <text:p>28.37</text:p>
          </table:table-cell>
          <table:table-cell office:value-type="float" office:value="1251.35135135">
            <text:p>1251.35</text:p>
          </table:table-cell>
          <table:table-cell office:value-type="float" office:value="145.00907441">
            <text:p>145.01</text:p>
          </table:table-cell>
          <table:table-cell office:value-type="float" office:value="100.083333333">
            <text:p>100.08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3.70836734694">
            <text:p>3.71</text:p>
          </table:table-cell>
          <table:table-cell office:value-type="float" office:value="8.12183673469">
            <text:p>8.12</text:p>
          </table:table-cell>
          <table:table-cell office:value-type="float" office:value="84.3872339732">
            <text:p>84.39</text:p>
          </table:table-cell>
          <table:table-cell office:value-type="float" office:value="55.5475600611">
            <text:p>55.55</text:p>
          </table:table-cell>
          <table:table-cell office:value-type="float" office:value="30.9030612245">
            <text:p>30.90</text:p>
          </table:table-cell>
          <table:table-cell office:value-type="float" office:value="22.5606575964">
            <text:p>22.5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">
            <text:p>0.00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">
            <text:p>0.00</text:p>
          </table:table-cell>
          <table:table-cell office:value-type="float" office:value="0.583333333333">
            <text:p>0.5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5147865971">
            <text:p>3.15</text:p>
          </table:table-cell>
          <table:table-cell office:value-type="float" office:value="6.8017412757">
            <text:p>6.80</text:p>
          </table:table-cell>
          <table:table-cell office:value-type="float" office:value="179.065106125">
            <text:p>179.07</text:p>
          </table:table-cell>
          <table:table-cell office:value-type="float" office:value="38.0057250869">
            <text:p>38.01</text:p>
          </table:table-cell>
          <table:table-cell office:value-type="float" office:value="26.2623221642">
            <text:p>26.26</text:p>
          </table:table-cell>
          <table:table-cell office:value-type="float" office:value="18.8937257658">
            <text:p>18.8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">
            <text:p>0.00</text:p>
          </table:table-cell>
          <table:table-cell office:value-type="float" office:value="0.21">
            <text:p>0.21</text:p>
          </table:table-cell>
          <table:table-cell office:value-type="float" office:value="0">
            <text:p>0.00</text:p>
          </table:table-cell>
          <table:table-cell office:value-type="float" office:value="0.882723833544">
            <text:p>0.88</text:p>
          </table:table-cell>
          <table:table-cell office:value-type="float" office:value="0">
            <text:p>0.00</text:p>
          </table:table-cell>
          <table:table-cell office:value-type="float" office:value="0.583333333333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01">
            <text:p>12.01</text:p>
          </table:table-cell>
          <table:table-cell office:value-type="float" office:value="28.37">
            <text:p>28.37</text:p>
          </table:table-cell>
          <table:table-cell office:value-type="float" office:value="1251.35135135">
            <text:p>1251.35</text:p>
          </table:table-cell>
          <table:table-cell office:value-type="float" office:value="145.00907441">
            <text:p>145.01</text:p>
          </table:table-cell>
          <table:table-cell office:value-type="float" office:value="100.083333333">
            <text:p>100.08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3.70836734694">
            <text:p>3.71</text:p>
          </table:table-cell>
          <table:table-cell office:value-type="float" office:value="8.12183673469">
            <text:p>8.12</text:p>
          </table:table-cell>
          <table:table-cell office:value-type="float" office:value="84.3872339732">
            <text:p>84.39</text:p>
          </table:table-cell>
          <table:table-cell office:value-type="float" office:value="55.5475600611">
            <text:p>55.55</text:p>
          </table:table-cell>
          <table:table-cell office:value-type="float" office:value="30.9030612245">
            <text:p>30.90</text:p>
          </table:table-cell>
          <table:table-cell office:value-type="float" office:value="22.5606575964">
            <text:p>22.5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">
            <text:p>0.00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">
            <text:p>0.00</text:p>
          </table:table-cell>
          <table:table-cell office:value-type="float" office:value="0.583333333333">
            <text:p>0.5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5147865971">
            <text:p>3.15</text:p>
          </table:table-cell>
          <table:table-cell office:value-type="float" office:value="6.8017412757">
            <text:p>6.80</text:p>
          </table:table-cell>
          <table:table-cell office:value-type="float" office:value="179.065106125">
            <text:p>179.07</text:p>
          </table:table-cell>
          <table:table-cell office:value-type="float" office:value="38.0057250869">
            <text:p>38.01</text:p>
          </table:table-cell>
          <table:table-cell office:value-type="float" office:value="26.2623221642">
            <text:p>26.26</text:p>
          </table:table-cell>
          <table:table-cell office:value-type="float" office:value="18.8937257658">
            <text:p>18.8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">
            <text:p>0.00</text:p>
          </table:table-cell>
          <table:table-cell office:value-type="float" office:value="0.21">
            <text:p>0.21</text:p>
          </table:table-cell>
          <table:table-cell office:value-type="float" office:value="0">
            <text:p>0.00</text:p>
          </table:table-cell>
          <table:table-cell office:value-type="float" office:value="0.882723833544">
            <text:p>0.88</text:p>
          </table:table-cell>
          <table:table-cell office:value-type="float" office:value="0">
            <text:p>0.00</text:p>
          </table:table-cell>
          <table:table-cell office:value-type="float" office:value="0.583333333333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01">
            <text:p>12.01</text:p>
          </table:table-cell>
          <table:table-cell office:value-type="float" office:value="28.37">
            <text:p>28.37</text:p>
          </table:table-cell>
          <table:table-cell office:value-type="float" office:value="1251.35135135">
            <text:p>1251.35</text:p>
          </table:table-cell>
          <table:table-cell office:value-type="float" office:value="145.00907441">
            <text:p>145.01</text:p>
          </table:table-cell>
          <table:table-cell office:value-type="float" office:value="100.083333333">
            <text:p>100.08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3.70836734694">
            <text:p>3.71</text:p>
          </table:table-cell>
          <table:table-cell office:value-type="float" office:value="8.12183673469">
            <text:p>8.12</text:p>
          </table:table-cell>
          <table:table-cell office:value-type="float" office:value="84.3872339732">
            <text:p>84.39</text:p>
          </table:table-cell>
          <table:table-cell office:value-type="float" office:value="55.5475600611">
            <text:p>55.55</text:p>
          </table:table-cell>
          <table:table-cell office:value-type="float" office:value="30.9030612245">
            <text:p>30.90</text:p>
          </table:table-cell>
          <table:table-cell office:value-type="float" office:value="22.5606575964">
            <text:p>22.5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">
            <text:p>0.00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">
            <text:p>0.00</text:p>
          </table:table-cell>
          <table:table-cell office:value-type="float" office:value="0.583333333333">
            <text:p>0.5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5147865971">
            <text:p>3.15</text:p>
          </table:table-cell>
          <table:table-cell office:value-type="float" office:value="6.8017412757">
            <text:p>6.80</text:p>
          </table:table-cell>
          <table:table-cell office:value-type="float" office:value="179.065106125">
            <text:p>179.07</text:p>
          </table:table-cell>
          <table:table-cell office:value-type="float" office:value="38.0057250869">
            <text:p>38.01</text:p>
          </table:table-cell>
          <table:table-cell office:value-type="float" office:value="26.2623221642">
            <text:p>26.26</text:p>
          </table:table-cell>
          <table:table-cell office:value-type="float" office:value="18.8937257658">
            <text:p>18.8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">
            <text:p>0.00</text:p>
          </table:table-cell>
          <table:table-cell office:value-type="float" office:value="0.21">
            <text:p>0.21</text:p>
          </table:table-cell>
          <table:table-cell office:value-type="float" office:value="0">
            <text:p>0.00</text:p>
          </table:table-cell>
          <table:table-cell office:value-type="float" office:value="0.882723833544">
            <text:p>0.88</text:p>
          </table:table-cell>
          <table:table-cell office:value-type="float" office:value="0">
            <text:p>0.00</text:p>
          </table:table-cell>
          <table:table-cell office:value-type="float" office:value="0.583333333333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01">
            <text:p>12.01</text:p>
          </table:table-cell>
          <table:table-cell office:value-type="float" office:value="28.37">
            <text:p>28.37</text:p>
          </table:table-cell>
          <table:table-cell office:value-type="float" office:value="1251.35135135">
            <text:p>1251.35</text:p>
          </table:table-cell>
          <table:table-cell office:value-type="float" office:value="145.00907441">
            <text:p>145.01</text:p>
          </table:table-cell>
          <table:table-cell office:value-type="float" office:value="100.083333333">
            <text:p>100.08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3.70836734694">
            <text:p>3.71</text:p>
          </table:table-cell>
          <table:table-cell office:value-type="float" office:value="8.12183673469">
            <text:p>8.12</text:p>
          </table:table-cell>
          <table:table-cell office:value-type="float" office:value="84.3872339732">
            <text:p>84.39</text:p>
          </table:table-cell>
          <table:table-cell office:value-type="float" office:value="55.5475600611">
            <text:p>55.55</text:p>
          </table:table-cell>
          <table:table-cell office:value-type="float" office:value="30.9030612245">
            <text:p>30.90</text:p>
          </table:table-cell>
          <table:table-cell office:value-type="float" office:value="22.5606575964">
            <text:p>22.5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">
            <text:p>0.00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">
            <text:p>0.00</text:p>
          </table:table-cell>
          <table:table-cell office:value-type="float" office:value="0.583333333333">
            <text:p>0.5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5147865971">
            <text:p>3.15</text:p>
          </table:table-cell>
          <table:table-cell office:value-type="float" office:value="6.8017412757">
            <text:p>6.80</text:p>
          </table:table-cell>
          <table:table-cell office:value-type="float" office:value="179.065106125">
            <text:p>179.07</text:p>
          </table:table-cell>
          <table:table-cell office:value-type="float" office:value="38.0057250869">
            <text:p>38.01</text:p>
          </table:table-cell>
          <table:table-cell office:value-type="float" office:value="26.2623221642">
            <text:p>26.26</text:p>
          </table:table-cell>
          <table:table-cell office:value-type="float" office:value="18.8937257658">
            <text:p>18.8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">
            <text:p>0.00</text:p>
          </table:table-cell>
          <table:table-cell office:value-type="float" office:value="0.21">
            <text:p>0.21</text:p>
          </table:table-cell>
          <table:table-cell office:value-type="float" office:value="0">
            <text:p>0.00</text:p>
          </table:table-cell>
          <table:table-cell office:value-type="float" office:value="0.882723833544">
            <text:p>0.88</text:p>
          </table:table-cell>
          <table:table-cell office:value-type="float" office:value="0">
            <text:p>0.00</text:p>
          </table:table-cell>
          <table:table-cell office:value-type="float" office:value="0.583333333333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01">
            <text:p>12.01</text:p>
          </table:table-cell>
          <table:table-cell office:value-type="float" office:value="28.37">
            <text:p>28.37</text:p>
          </table:table-cell>
          <table:table-cell office:value-type="float" office:value="1251.35135135">
            <text:p>1251.35</text:p>
          </table:table-cell>
          <table:table-cell office:value-type="float" office:value="145.00907441">
            <text:p>145.01</text:p>
          </table:table-cell>
          <table:table-cell office:value-type="float" office:value="100.083333333">
            <text:p>100.08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3.70836734694">
            <text:p>3.71</text:p>
          </table:table-cell>
          <table:table-cell office:value-type="float" office:value="8.12183673469">
            <text:p>8.12</text:p>
          </table:table-cell>
          <table:table-cell office:value-type="float" office:value="84.3872339732">
            <text:p>84.39</text:p>
          </table:table-cell>
          <table:table-cell office:value-type="float" office:value="55.5475600611">
            <text:p>55.55</text:p>
          </table:table-cell>
          <table:table-cell office:value-type="float" office:value="30.9030612245">
            <text:p>30.90</text:p>
          </table:table-cell>
          <table:table-cell office:value-type="float" office:value="22.5606575964">
            <text:p>22.5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">
            <text:p>0.00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">
            <text:p>0.00</text:p>
          </table:table-cell>
          <table:table-cell office:value-type="float" office:value="0.583333333333">
            <text:p>0.5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5147865971">
            <text:p>3.15</text:p>
          </table:table-cell>
          <table:table-cell office:value-type="float" office:value="6.8017412757">
            <text:p>6.80</text:p>
          </table:table-cell>
          <table:table-cell office:value-type="float" office:value="179.065106125">
            <text:p>179.07</text:p>
          </table:table-cell>
          <table:table-cell office:value-type="float" office:value="38.0057250869">
            <text:p>38.01</text:p>
          </table:table-cell>
          <table:table-cell office:value-type="float" office:value="26.2623221642">
            <text:p>26.26</text:p>
          </table:table-cell>
          <table:table-cell office:value-type="float" office:value="18.8937257658">
            <text:p>18.8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">
            <text:p>0.00</text:p>
          </table:table-cell>
          <table:table-cell office:value-type="float" office:value="0.21">
            <text:p>0.21</text:p>
          </table:table-cell>
          <table:table-cell office:value-type="float" office:value="0">
            <text:p>0.00</text:p>
          </table:table-cell>
          <table:table-cell office:value-type="float" office:value="0.882723833544">
            <text:p>0.88</text:p>
          </table:table-cell>
          <table:table-cell office:value-type="float" office:value="0">
            <text:p>0.00</text:p>
          </table:table-cell>
          <table:table-cell office:value-type="float" office:value="0.583333333333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01">
            <text:p>12.01</text:p>
          </table:table-cell>
          <table:table-cell office:value-type="float" office:value="28.37">
            <text:p>28.37</text:p>
          </table:table-cell>
          <table:table-cell office:value-type="float" office:value="1251.35135135">
            <text:p>1251.35</text:p>
          </table:table-cell>
          <table:table-cell office:value-type="float" office:value="145.00907441">
            <text:p>145.01</text:p>
          </table:table-cell>
          <table:table-cell office:value-type="float" office:value="100.083333333">
            <text:p>100.08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3.70836734694">
            <text:p>3.71</text:p>
          </table:table-cell>
          <table:table-cell office:value-type="float" office:value="8.12183673469">
            <text:p>8.12</text:p>
          </table:table-cell>
          <table:table-cell office:value-type="float" office:value="84.3872339732">
            <text:p>84.39</text:p>
          </table:table-cell>
          <table:table-cell office:value-type="float" office:value="55.5475600611">
            <text:p>55.55</text:p>
          </table:table-cell>
          <table:table-cell office:value-type="float" office:value="30.9030612245">
            <text:p>30.90</text:p>
          </table:table-cell>
          <table:table-cell office:value-type="float" office:value="22.5606575964">
            <text:p>22.5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">
            <text:p>0.00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">
            <text:p>0.00</text:p>
          </table:table-cell>
          <table:table-cell office:value-type="float" office:value="0.583333333333">
            <text:p>0.5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5147865971">
            <text:p>3.15</text:p>
          </table:table-cell>
          <table:table-cell office:value-type="float" office:value="6.8017412757">
            <text:p>6.80</text:p>
          </table:table-cell>
          <table:table-cell office:value-type="float" office:value="179.065106125">
            <text:p>179.07</text:p>
          </table:table-cell>
          <table:table-cell office:value-type="float" office:value="38.0057250869">
            <text:p>38.01</text:p>
          </table:table-cell>
          <table:table-cell office:value-type="float" office:value="26.2623221642">
            <text:p>26.26</text:p>
          </table:table-cell>
          <table:table-cell office:value-type="float" office:value="18.8937257658">
            <text:p>18.8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">
            <text:p>0.00</text:p>
          </table:table-cell>
          <table:table-cell office:value-type="float" office:value="0.21">
            <text:p>0.21</text:p>
          </table:table-cell>
          <table:table-cell office:value-type="float" office:value="0">
            <text:p>0.00</text:p>
          </table:table-cell>
          <table:table-cell office:value-type="float" office:value="0.882723833544">
            <text:p>0.88</text:p>
          </table:table-cell>
          <table:table-cell office:value-type="float" office:value="0">
            <text:p>0.00</text:p>
          </table:table-cell>
          <table:table-cell office:value-type="float" office:value="0.583333333333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01">
            <text:p>12.01</text:p>
          </table:table-cell>
          <table:table-cell office:value-type="float" office:value="28.37">
            <text:p>28.37</text:p>
          </table:table-cell>
          <table:table-cell office:value-type="float" office:value="1251.35135135">
            <text:p>1251.35</text:p>
          </table:table-cell>
          <table:table-cell office:value-type="float" office:value="145.00907441">
            <text:p>145.01</text:p>
          </table:table-cell>
          <table:table-cell office:value-type="float" office:value="100.083333333">
            <text:p>100.08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3.70836734694">
            <text:p>3.71</text:p>
          </table:table-cell>
          <table:table-cell office:value-type="float" office:value="8.12183673469">
            <text:p>8.12</text:p>
          </table:table-cell>
          <table:table-cell office:value-type="float" office:value="84.3872339732">
            <text:p>84.39</text:p>
          </table:table-cell>
          <table:table-cell office:value-type="float" office:value="55.5475600611">
            <text:p>55.55</text:p>
          </table:table-cell>
          <table:table-cell office:value-type="float" office:value="30.9030612245">
            <text:p>30.90</text:p>
          </table:table-cell>
          <table:table-cell office:value-type="float" office:value="22.5606575964">
            <text:p>22.5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">
            <text:p>0.00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">
            <text:p>0.00</text:p>
          </table:table-cell>
          <table:table-cell office:value-type="float" office:value="0.583333333333">
            <text:p>0.5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5147865971">
            <text:p>3.15</text:p>
          </table:table-cell>
          <table:table-cell office:value-type="float" office:value="6.8017412757">
            <text:p>6.80</text:p>
          </table:table-cell>
          <table:table-cell office:value-type="float" office:value="179.065106125">
            <text:p>179.07</text:p>
          </table:table-cell>
          <table:table-cell office:value-type="float" office:value="38.0057250869">
            <text:p>38.01</text:p>
          </table:table-cell>
          <table:table-cell office:value-type="float" office:value="26.2623221642">
            <text:p>26.26</text:p>
          </table:table-cell>
          <table:table-cell office:value-type="float" office:value="18.8937257658">
            <text:p>18.8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">
            <text:p>0.00</text:p>
          </table:table-cell>
          <table:table-cell office:value-type="float" office:value="0.21">
            <text:p>0.21</text:p>
          </table:table-cell>
          <table:table-cell office:value-type="float" office:value="0">
            <text:p>0.00</text:p>
          </table:table-cell>
          <table:table-cell office:value-type="float" office:value="0.882723833544">
            <text:p>0.88</text:p>
          </table:table-cell>
          <table:table-cell office:value-type="float" office:value="0">
            <text:p>0.00</text:p>
          </table:table-cell>
          <table:table-cell office:value-type="float" office:value="0.583333333333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01">
            <text:p>12.01</text:p>
          </table:table-cell>
          <table:table-cell office:value-type="float" office:value="28.37">
            <text:p>28.37</text:p>
          </table:table-cell>
          <table:table-cell office:value-type="float" office:value="1251.35135135">
            <text:p>1251.35</text:p>
          </table:table-cell>
          <table:table-cell office:value-type="float" office:value="145.00907441">
            <text:p>145.01</text:p>
          </table:table-cell>
          <table:table-cell office:value-type="float" office:value="100.083333333">
            <text:p>100.08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3.70836734694">
            <text:p>3.71</text:p>
          </table:table-cell>
          <table:table-cell office:value-type="float" office:value="8.12183673469">
            <text:p>8.12</text:p>
          </table:table-cell>
          <table:table-cell office:value-type="float" office:value="84.3872339732">
            <text:p>84.39</text:p>
          </table:table-cell>
          <table:table-cell office:value-type="float" office:value="55.5475600611">
            <text:p>55.55</text:p>
          </table:table-cell>
          <table:table-cell office:value-type="float" office:value="30.9030612245">
            <text:p>30.90</text:p>
          </table:table-cell>
          <table:table-cell office:value-type="float" office:value="22.5606575964">
            <text:p>22.5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">
            <text:p>0.00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">
            <text:p>0.00</text:p>
          </table:table-cell>
          <table:table-cell office:value-type="float" office:value="0.583333333333">
            <text:p>0.5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5147865971">
            <text:p>3.15</text:p>
          </table:table-cell>
          <table:table-cell office:value-type="float" office:value="6.8017412757">
            <text:p>6.80</text:p>
          </table:table-cell>
          <table:table-cell office:value-type="float" office:value="179.065106125">
            <text:p>179.07</text:p>
          </table:table-cell>
          <table:table-cell office:value-type="float" office:value="38.0057250869">
            <text:p>38.01</text:p>
          </table:table-cell>
          <table:table-cell office:value-type="float" office:value="26.2623221642">
            <text:p>26.26</text:p>
          </table:table-cell>
          <table:table-cell office:value-type="float" office:value="18.8937257658">
            <text:p>18.8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">
            <text:p>0.00</text:p>
          </table:table-cell>
          <table:table-cell office:value-type="float" office:value="0.21">
            <text:p>0.21</text:p>
          </table:table-cell>
          <table:table-cell office:value-type="float" office:value="0">
            <text:p>0.00</text:p>
          </table:table-cell>
          <table:table-cell office:value-type="float" office:value="0.882723833544">
            <text:p>0.88</text:p>
          </table:table-cell>
          <table:table-cell office:value-type="float" office:value="0">
            <text:p>0.00</text:p>
          </table:table-cell>
          <table:table-cell office:value-type="float" office:value="0.583333333333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01">
            <text:p>12.01</text:p>
          </table:table-cell>
          <table:table-cell office:value-type="float" office:value="28.37">
            <text:p>28.37</text:p>
          </table:table-cell>
          <table:table-cell office:value-type="float" office:value="1251.35135135">
            <text:p>1251.35</text:p>
          </table:table-cell>
          <table:table-cell office:value-type="float" office:value="145.00907441">
            <text:p>145.01</text:p>
          </table:table-cell>
          <table:table-cell office:value-type="float" office:value="100.083333333">
            <text:p>100.08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3.70836734694">
            <text:p>3.71</text:p>
          </table:table-cell>
          <table:table-cell office:value-type="float" office:value="8.12183673469">
            <text:p>8.12</text:p>
          </table:table-cell>
          <table:table-cell office:value-type="float" office:value="84.3872339732">
            <text:p>84.39</text:p>
          </table:table-cell>
          <table:table-cell office:value-type="float" office:value="55.5475600611">
            <text:p>55.55</text:p>
          </table:table-cell>
          <table:table-cell office:value-type="float" office:value="30.9030612245">
            <text:p>30.90</text:p>
          </table:table-cell>
          <table:table-cell office:value-type="float" office:value="22.5606575964">
            <text:p>22.5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">
            <text:p>0.00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">
            <text:p>0.00</text:p>
          </table:table-cell>
          <table:table-cell office:value-type="float" office:value="0.583333333333">
            <text:p>0.5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5147865971">
            <text:p>3.15</text:p>
          </table:table-cell>
          <table:table-cell office:value-type="float" office:value="6.8017412757">
            <text:p>6.80</text:p>
          </table:table-cell>
          <table:table-cell office:value-type="float" office:value="179.065106125">
            <text:p>179.07</text:p>
          </table:table-cell>
          <table:table-cell office:value-type="float" office:value="38.0057250869">
            <text:p>38.01</text:p>
          </table:table-cell>
          <table:table-cell office:value-type="float" office:value="26.2623221642">
            <text:p>26.26</text:p>
          </table:table-cell>
          <table:table-cell office:value-type="float" office:value="18.8937257658">
            <text:p>18.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14:54:10</dc:date>
    <dc:creator>mike </dc:creator>
    <meta:document-statistic meta:table-count="1" meta:cell-count="902" meta:object-count="0"/>
    <meta:generator>LibreOffice/3.5$Linux_X86_64 LibreOffice_project/350m1$Build-2</meta:generator>
  </office:meta>
</office:document-meta>
</file>